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oapConsumerEndpoint.setPolicies( Policy [ ] poli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setWsdl( Resource 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JmsSoapConsum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isValidate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JmsSoapConsum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getPoli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setValidateWsdl( boolean validate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validateWsdl1( JmsSoapConsumerMarshaler marshal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JmsSoapConsumerEndpoint.valid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msSoapConsumerEndpoint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JmsSoapConsum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get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Endpoint.validateWsdl2( JmsSoapConsumerMarshaler marsha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msSoapConsumerEndpoint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